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52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bold" style:text-emphasize="none" style:font-relief="none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end" fo:margin-left="0cm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bold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/>
      <style:text-properties style:use-window-font-color="true" style:text-outline="false" style:text-line-through-style="none" style:font-name="Arial1" fo:font-size="12pt" fo:language="ru" fo:country="RU" fo:font-style="normal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1" style:font-size-complex="6.80000019073486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 style:data-style-name="N108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5.65000009536743pt" style:language-complex="en" style:country-complex="US" style:font-style-complex="italic" style:font-weight-complex="normal" style:text-emphasize="none" style:font-relief="none"/>
    </style:style>
    <style:style style:name="ce11" style:family="table-cell" style:parent-style-name="Default" style:data-style-name="N108"/>
    <style:style style:name="ce1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ru" fo:country="RU" fo:font-style="italic" fo:text-shadow="none" style:text-underline-style="none" fo:font-weight="normal" style:text-und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ahoma1" style:font-size-complex="5.65000009536743pt" style:language-complex="en" style:country-complex="US" style:font-style-complex="italic" style:font-weight-complex="normal" style:text-emphasize="none" style:font-relief="none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5.65000009536743pt" style:language-complex="en" style:country-complex="US" style:font-style-complex="italic" style:font-weight-complex="normal" style:text-emphasize="none" style:font-relief="none"/>
    </style:style>
    <style:style style:name="ce14" style:family="table-cell" style:parent-style-name="Default" style:data-style-name="N110"/>
  </office:automatic-styles>
  <office:body>
    <office:spreadsheet>
      <table:calculation-settings table:use-regular-expressions="false"/>
      <table:table table:name="Лист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8" office:value-type="float" office:value="10">
            <text:p>10</text:p>
          </table:table-cell>
        </table:table-row>
        <table:table-row table:style-name="ro1">
          <table:table-cell table:style-name="ce2" office:value-type="float" office:value="0.63">
            <text:p>0,63</text:p>
          </table:table-cell>
          <table:table-cell table:style-name="ce2" office:value-type="float" office:value="0.6">
            <text:p>0,6</text:p>
          </table:table-cell>
          <table:table-cell table:style-name="ce7" office:value-type="float" office:value="11.64">
            <text:p>11,64</text:p>
          </table:table-cell>
          <table:table-cell table:style-name="ce7" office:value-type="float" office:value="11.87">
            <text:p>11,87</text:p>
          </table:table-cell>
          <table:table-cell table:style-name="ce7" office:value-type="float" office:value="13.23">
            <text:p>13,23</text:p>
          </table:table-cell>
          <table:table-cell table:style-name="ce7" office:value-type="float" office:value="3.84">
            <text:p>3,84</text:p>
          </table:table-cell>
          <table:table-cell table:style-name="ce7" office:value-type="float" office:value="17.64">
            <text:p>17,64</text:p>
          </table:table-cell>
          <table:table-cell table:style-name="ce7" office:value-type="float" office:value="1.23">
            <text:p>1,23</text:p>
          </table:table-cell>
          <table:table-cell table:style-name="ce7" office:value-type="float" office:value="8.64">
            <text:p>8,64</text:p>
          </table:table-cell>
          <table:table-cell table:style-name="ce9" office:value-type="float" office:value="0.65">
            <text:p>0,65</text:p>
          </table:table-cell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63">
            <text:p>0,63</text:p>
          </table:table-cell>
          <table:table-cell table:formula="oooc:=1/[.B4]" office:value-type="float" office:value="1.58730158730159">
            <text:p>1,59</text:p>
          </table:table-cell>
          <table:table-cell office:value-type="float" office:value="2.12765957446808">
            <text:p>2,13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6">
            <text:p>0,6</text:p>
          </table:table-cell>
          <table:table-cell table:formula="oooc:=1/[.B5]" office:value-type="float" office:value="1.66666666666667">
            <text:p>1,67</text:p>
          </table:table-cell>
          <table:table-cell office:value-type="float" office:value="1.88679245283019">
            <text:p>1,89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.64">
            <text:p>11,64</text:p>
          </table:table-cell>
          <table:table-cell table:formula="oooc:=1/[.B6]" office:value-type="float" office:value="0.0859106529209622">
            <text:p>0,09</text:p>
          </table:table-cell>
          <table:table-cell office:value-type="float" office:value="2.12765957446808">
            <text:p>2,13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87">
            <text:p>11,87</text:p>
          </table:table-cell>
          <table:table-cell table:formula="oooc:=1/[.B7]" office:value-type="float" office:value="0.08424599831508">
            <text:p>0,08</text:p>
          </table:table-cell>
          <table:table-cell office:value-type="float" office:value="1.72413793103448">
            <text:p>1,72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3.23">
            <text:p>13,23</text:p>
          </table:table-cell>
          <table:table-cell table:formula="oooc:=1/[.B8]" office:value-type="float" office:value="0.0755857898715042">
            <text:p>0,08</text:p>
          </table:table-cell>
          <table:table-cell office:value-type="float" office:value="0.10351966873706">
            <text:p>0,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.84">
            <text:p>3,84</text:p>
          </table:table-cell>
          <table:table-cell table:formula="oooc:=1/[.B9]" office:value-type="float" office:value="0.260416666666667">
            <text:p>0,26</text:p>
          </table:table-cell>
          <table:table-cell office:value-type="float" office:value="0.0778816199376947">
            <text:p>0,08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.64">
            <text:p>17,64</text:p>
          </table:table-cell>
          <table:table-cell table:formula="oooc:=1/[.B10]" office:value-type="float" office:value="0.0566893424036281">
            <text:p>0,06</text:p>
          </table:table-cell>
          <table:table-cell office:value-type="float" office:value="0.0747384155455904">
            <text:p>0,07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23">
            <text:p>1,23</text:p>
          </table:table-cell>
          <table:table-cell table:formula="oooc:=1/[.B11]" office:value-type="float" office:value="0.813008130081301">
            <text:p>0,81</text:p>
          </table:table-cell>
          <table:table-cell office:value-type="float" office:value="0.970873786407767">
            <text:p>0,97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8.64">
            <text:p>8,64</text:p>
          </table:table-cell>
          <table:table-cell table:formula="oooc:=1/[.B12]" office:value-type="float" office:value="0.115740740740741">
            <text:p>0,12</text:p>
          </table:table-cell>
          <table:table-cell office:value-type="float" office:value="0.284090909090909">
            <text:p>0,28</text:p>
          </table:table-cell>
          <table:table-cell table:number-columns-repeated="6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6" office:value-type="float" office:value="0.65">
            <text:p>0,65</text:p>
          </table:table-cell>
          <table:table-cell table:formula="oooc:=1/[.B13]" office:value-type="float" office:value="1.53846153846154">
            <text:p>1,54</text:p>
          </table:table-cell>
          <table:table-cell office:value-type="float" office:value="2.08333333333333">
            <text:p>2,08</text:p>
          </table:table-cell>
          <table:table-cell table:number-columns-repeated="6"/>
        </table:table-row>
      </table:table>
      <table:table table:name="Лист2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1" table:default-cell-style-name="Default"/>
        <table:table-column table:style-name="co1" table:default-cell-style-name="ce14"/>
        <table:table-row table:style-name="ro2">
          <table:table-cell table:style-name="Default"/>
          <table:table-cell table:style-name="Default" office:value-type="string">
            <text:p>k</text:p>
          </table:table-cell>
          <table:table-cell office:value-type="float" office:value="0.4">
            <text:p>0,4</text:p>
          </table:table-cell>
          <table:table-cell/>
        </table:table-row>
        <table:table-row table:style-name="ro2">
          <table:table-cell table:style-name="Default" office:value-type="string">
            <text:p>m</text:p>
          </table:table-cell>
          <table:table-cell office:value-type="string">
            <text:p>d</text:p>
          </table:table-cell>
          <table:table-cell office:value-type="string">
            <text:p>mr</text:p>
          </table:table-cell>
          <table:table-cell office:value-type="string">
            <text:p>tr</text:p>
          </table:table-cell>
        </table:table-row>
        <table:table-row table:style-name="ro2">
          <table:table-cell table:style-name="ce10" office:value-type="float" office:value="20.4247">
            <text:p>20,4247</text:p>
          </table:table-cell>
          <table:table-cell office:value-type="float" office:value="1.3709">
            <text:p>1,3709</text:p>
          </table:table-cell>
          <table:table-cell table:style-name="ce11" table:formula="oooc:=[.A3]+[.$C$1]*[.B3]^0.5" office:value-type="float" office:value="20.8930417555589">
            <text:p>20,8930</text:p>
          </table:table-cell>
          <table:table-cell table:formula="oooc:=1/[.C3]" office:value-type="float" office:value="0.047862824939501">
            <text:p>0,0478628</text:p>
          </table:table-cell>
        </table:table-row>
        <table:table-row table:style-name="ro2">
          <table:table-cell office:value-type="float" office:value="54.0927">
            <text:p>54,0927</text:p>
          </table:table-cell>
          <table:table-cell office:value-type="float" office:value="2.5165">
            <text:p>2,5165</text:p>
          </table:table-cell>
          <table:table-cell table:style-name="ce11" table:formula="oooc:=[.A4]+[.$C$1]*[.B4]^0.5" office:value-type="float" office:value="54.7272392028866">
            <text:p>54,7272</text:p>
          </table:table-cell>
          <table:table-cell table:formula="oooc:=1/[.C4]" office:value-type="float" office:value="0.0182724364423494">
            <text:p>0,0182724</text:p>
          </table:table-cell>
        </table:table-row>
        <table:table-row table:style-name="ro2">
          <table:table-cell table:style-name="ce12" office:value-type="float" office:value="9380.0962">
            <text:p>9380,1</text:p>
          </table:table-cell>
          <table:table-cell table:style-name="ce13" office:value-type="float" office:value="88289848.9401">
            <text:p>88289848,94</text:p>
          </table:table-cell>
          <table:table-cell table:style-name="ce11" table:formula="oooc:=[.A5]+[.$C$1]*[.B5]^0.5" office:value-type="float" office:value="13138.6033278921">
            <text:p>13138,6033</text:p>
          </table:table-cell>
          <table:table-cell table:formula="oooc:=1/[.C5]" office:value-type="float" office:value="0.000076111590786601">
            <text:p>0,0000761</text:p>
          </table:table-cell>
        </table:table-row>
        <table:table-row table:style-name="ro2">
          <table:table-cell office:value-type="float" office:value="7056.7841">
            <text:p>7056,7841</text:p>
          </table:table-cell>
          <table:table-cell office:value-type="float" office:value="50219017.5941">
            <text:p>50219017,5941</text:p>
          </table:table-cell>
          <table:table-cell table:style-name="ce11" table:formula="oooc:=[.A6]+[.$C$1]*[.B6]^0.5" office:value-type="float" office:value="9891.39920880331">
            <text:p>9891,3992</text:p>
          </table:table-cell>
          <table:table-cell table:formula="oooc:=1/[.C6]" office:value-type="float" office:value="0.000101097931535308">
            <text:p>0,0001011</text:p>
          </table:table-cell>
        </table:table-row>
        <table:table-row table:style-name="ro2" table:number-rows-repeated="65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8">
      <number:number number:decimal-places="4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6">26.12.2007</text:date>, <text:time>16:28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
  </meta:generator>
    <meta:creation-date>2007-12-21T17:17:45</meta:creation-date>
    <dc:date>2007-12-26T16:28:50</dc:date>
    <dc:language>ru-RU</dc:language>
    <meta:editing-cycles>13</meta:editing-cycles>
    <meta:editing-duration>PT23M55S</meta:editing-duration>
    <meta:user-defined meta:name="Info 1"/>
    <meta:user-defined meta:name="Info 2"/>
    <meta:user-defined meta:name="Info 3"/>
    <meta:user-defined meta:name="Info 4"/>
    <meta:document-statistic meta:table-count="3" meta:cell-count="82"/>
  </office:meta>
</office:document-meta>
</file>